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27.7cm" style:page-number="auto" table:align="margins"/>
    </style:style>
    <style:style style:name="Tableau1.A" style:family="table-column">
      <style:table-column-properties style:column-width="4.306cm" style:rel-column-width="2265*"/>
    </style:style>
    <style:style style:name="Tableau1.B" style:family="table-column">
      <style:table-column-properties style:column-width="18.964cm" style:rel-column-width="9975*"/>
    </style:style>
    <style:style style:name="Tableau1.C" style:family="table-column">
      <style:table-column-properties style:column-width="4.429cm" style:rel-column-width="233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1ecb" officeooo:paragraph-rsid="000f1ecb"/>
    </style:style>
    <style:style style:name="P2" style:family="paragraph" style:parent-style-name="Standard">
      <style:paragraph-properties fo:text-align="center" style:justify-single-word="false"/>
      <style:text-properties officeooo:rsid="000f1ecb" officeooo:paragraph-rsid="001241f1"/>
    </style:style>
    <style:style style:name="P3" style:family="paragraph" style:parent-style-name="Standard">
      <style:paragraph-properties fo:text-align="center" style:justify-single-word="false"/>
      <style:text-properties officeooo:rsid="000f1ecb" officeooo:paragraph-rsid="0017ff3c"/>
    </style:style>
    <style:style style:name="P4" style:family="paragraph" style:parent-style-name="Standard">
      <style:paragraph-properties fo:text-align="center" style:justify-single-word="false"/>
      <style:text-properties officeooo:rsid="00102111" officeooo:paragraph-rsid="001241f1"/>
    </style:style>
    <style:style style:name="P5" style:family="paragraph" style:parent-style-name="Standard">
      <style:paragraph-properties fo:text-align="center" style:justify-single-word="false"/>
      <style:text-properties officeooo:rsid="001077c0" officeooo:paragraph-rsid="001241f1"/>
    </style:style>
    <style:style style:name="P6" style:family="paragraph" style:parent-style-name="Standard">
      <style:paragraph-properties fo:text-align="start" style:justify-single-word="false">
        <style:tab-stops>
          <style:tab-stop style:position="10.795cm"/>
        </style:tab-stops>
      </style:paragraph-properties>
      <style:text-properties officeooo:rsid="001077c0" officeooo:paragraph-rsid="0018df05"/>
    </style:style>
    <style:style style:name="P7" style:family="paragraph" style:parent-style-name="Standard">
      <style:paragraph-properties fo:text-align="center" style:justify-single-word="false"/>
      <style:text-properties officeooo:rsid="001241f1" officeooo:paragraph-rsid="0017ff3c"/>
    </style:style>
    <style:style style:name="P8" style:family="paragraph" style:parent-style-name="Standard">
      <style:paragraph-properties fo:text-align="center" style:justify-single-word="false"/>
      <style:text-properties officeooo:rsid="0013a05f" officeooo:paragraph-rsid="0013a05f"/>
    </style:style>
    <style:style style:name="P9" style:family="paragraph" style:parent-style-name="Standard">
      <style:paragraph-properties fo:text-align="center" style:justify-single-word="false"/>
      <style:text-properties officeooo:rsid="0013a05f" officeooo:paragraph-rsid="0017ff3c"/>
    </style:style>
    <style:style style:name="P10" style:family="paragraph" style:parent-style-name="Standard">
      <style:paragraph-properties fo:text-align="center" style:justify-single-word="false"/>
      <style:text-properties officeooo:rsid="0013a05f" officeooo:paragraph-rsid="001b036c"/>
    </style:style>
    <style:style style:name="P11" style:family="paragraph" style:parent-style-name="Standard">
      <style:text-properties officeooo:rsid="0013a05f" officeooo:paragraph-rsid="0013a05f"/>
    </style:style>
    <style:style style:name="P12" style:family="paragraph" style:parent-style-name="Standard">
      <style:paragraph-properties>
        <style:tab-stops>
          <style:tab-stop style:position="27.7cm" style:type="right"/>
        </style:tab-stops>
      </style:paragraph-properties>
      <style:text-properties officeooo:rsid="0013a05f" officeooo:paragraph-rsid="001bf233"/>
    </style:style>
    <style:style style:name="P13" style:family="paragraph" style:parent-style-name="Standard">
      <style:paragraph-properties fo:text-align="center" style:justify-single-word="false"/>
      <style:text-properties officeooo:rsid="001576f0" officeooo:paragraph-rsid="001576f0"/>
    </style:style>
    <style:style style:name="P14" style:family="paragraph" style:parent-style-name="Standard">
      <style:paragraph-properties fo:text-align="center" style:justify-single-word="false"/>
      <style:text-properties officeooo:rsid="001576f0" officeooo:paragraph-rsid="0017ff3c"/>
    </style:style>
    <style:style style:name="P15" style:family="paragraph" style:parent-style-name="Standard">
      <style:paragraph-properties fo:text-align="center" style:justify-single-word="false"/>
      <style:text-properties officeooo:rsid="0017ff3c" officeooo:paragraph-rsid="0017ff3c"/>
    </style:style>
    <style:style style:name="P16" style:family="paragraph" style:parent-style-name="Standard">
      <style:paragraph-properties fo:text-align="center" style:justify-single-word="false"/>
      <style:text-properties officeooo:rsid="001b8d76" officeooo:paragraph-rsid="001b8d76"/>
    </style:style>
    <style:style style:name="P17" style:family="paragraph" style:parent-style-name="Standard">
      <style:paragraph-properties fo:text-align="center" style:justify-single-word="false"/>
      <style:text-properties officeooo:rsid="001bf233" officeooo:paragraph-rsid="001bf233"/>
    </style:style>
    <style:style style:name="P18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3.889cm"/>
        </style:tab-stops>
      </style:paragraph-properties>
      <style:text-properties officeooo:rsid="001077c0" officeooo:paragraph-rsid="0018df05"/>
    </style:style>
    <style:style style:name="P19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2.487cm"/>
          <style:tab-stop style:position="7.488cm"/>
          <style:tab-stop style:position="12.7cm"/>
        </style:tab-stops>
      </style:paragraph-properties>
      <style:text-properties officeooo:rsid="000f1ecb" officeooo:paragraph-rsid="001576f0"/>
    </style:style>
    <style:style style:name="P20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>
        <style:tab-stops>
          <style:tab-stop style:position="7.488cm"/>
        </style:tab-stops>
      </style:paragraph-properties>
      <style:text-properties officeooo:rsid="00102111" officeooo:paragraph-rsid="001576f0"/>
    </style:style>
    <style:style style:name="P21" style:family="paragraph" style:parent-style-name="Standard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>
        <style:tab-stops>
          <style:tab-stop style:position="7.488cm"/>
        </style:tab-stops>
      </style:paragraph-properties>
      <style:text-properties officeooo:rsid="00102111" officeooo:paragraph-rsid="001241f1"/>
    </style:style>
    <style:style style:name="P22" style:family="paragraph">
      <style:paragraph-properties fo:text-align="center"/>
    </style:style>
    <style:style style:name="T1" style:family="text">
      <style:text-properties officeooo:rsid="00102111"/>
    </style:style>
    <style:style style:name="T2" style:family="text">
      <style:text-properties officeooo:rsid="001077c0"/>
    </style:style>
    <style:style style:name="T3" style:family="text">
      <style:text-properties officeooo:rsid="001241f1"/>
    </style:style>
    <style:style style:name="T4" style:family="text">
      <style:text-properties officeooo:rsid="001576f0"/>
    </style:style>
    <style:style style:name="T5" style:family="text">
      <style:text-properties officeooo:rsid="0017ff3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077c0"/>
    </style:style>
    <style:style style:name="T8" style:family="text">
      <style:text-properties style:text-underline-style="solid" style:text-underline-width="auto" style:text-underline-color="font-color" officeooo:rsid="001077c0" fo:background-color="#6666ff" loext:char-shading-value="0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077c0" fo:background-color="#6666ff" loext:char-shading-value="0"/>
    </style:style>
    <style:style style:name="T11" style:family="text">
      <style:text-properties style:text-underline-style="none" officeooo:rsid="001077c0" fo:background-color="#9999ff" loext:char-shading-value="0"/>
    </style:style>
    <style:style style:name="T12" style:family="text">
      <style:text-properties style:text-underline-style="none" fo:background-color="#9999ff" loext:char-shading-value="0"/>
    </style:style>
    <style:style style:name="T13" style:family="text">
      <style:text-properties style:text-underline-style="none" officeooo:rsid="001077c0"/>
    </style:style>
    <style:style style:name="T14" style:family="text">
      <style:text-properties style:text-underline-style="none" fo:background-color="#ff3333" loext:char-shading-value="0"/>
    </style:style>
    <style:style style:name="T15" style:family="text">
      <style:text-properties style:text-underline-style="none" fo:background-color="#ff6666" loext:char-shading-value="0"/>
    </style:style>
    <style:style style:name="T16" style:family="text">
      <style:text-properties style:text-underline-style="none" officeooo:rsid="001077c0" fo:background-color="#ff6666" loext:char-shading-value="0"/>
    </style:style>
    <style:style style:name="T17" style:family="text">
      <style:text-properties officeooo:rsid="001b036c"/>
    </style:style>
    <style:style style:name="T18" style:family="text">
      <style:text-properties officeooo:rsid="001b8d76"/>
    </style:style>
    <style:style style:name="T19" style:family="text">
      <style:text-properties officeooo:rsid="001bb1d7"/>
    </style:style>
    <style:style style:name="T20" style:family="text">
      <style:text-properties officeooo:rsid="001bf233"/>
    </style:style>
    <style:style style:name="T21" style:family="text">
      <style:text-properties fo:background-color="#6666ff" loext:char-shading-value="0"/>
    </style:style>
    <style:style style:name="T22" style:family="text">
      <style:text-properties officeooo:rsid="001241f1" fo:background-color="#6666ff" loext:char-shading-value="0"/>
    </style:style>
    <style:style style:name="T23" style:family="text">
      <style:text-properties fo:background-color="#9999ff" loext:char-shading-value="0"/>
    </style:style>
    <style:style style:name="T24" style:family="text">
      <style:text-properties officeooo:rsid="001077c0" fo:background-color="#9999ff" loext:char-shading-value="0"/>
    </style:style>
    <style:style style:name="T25" style:family="text">
      <style:text-properties officeooo:rsid="001241f1" fo:background-color="#9999ff" loext:char-shading-value="0"/>
    </style:style>
    <style:style style:name="T26" style:family="text">
      <style:text-properties officeooo:rsid="001bf233" fo:background-color="#9999ff" loext:char-shading-value="0"/>
    </style:style>
    <style:style style:name="T27" style:family="text">
      <style:text-properties officeooo:rsid="001077c0" fo:background-color="#ff6666" loext:char-shading-value="0"/>
    </style:style>
    <style:style style:name="T28" style:family="text">
      <style:text-properties officeooo:rsid="001bf233" fo:background-color="#ff6666" loext:char-shading-value="0"/>
    </style:style>
    <style:style style:name="gr1" style:family="graphic">
      <style:graphic-properties svg:stroke-color="#6666ff" draw:marker-end="Extrémités_20_de_20_flèche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3333" draw:marker-end="Extrémités_20_de_20_flèche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TRUCTURE DU QUESTIONNAIRE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<text:span text:style-name="T4">Noms des variables dans </text:span>Creationjson.py</text:p>
          </table:table-cell>
          <table:table-cell table:style-name="Tableau1.A1" office:value-type="string">
            <text:p text:style-name="P4">Elément<text:span text:style-name="T19">s</text:span> et sous éléments</text:p>
            <text:p text:style-name="P15">du fichier JSON</text:p>
          </table:table-cell>
          <table:table-cell table:style-name="Tableau1.C1" office:value-type="string">
            <text:p text:style-name="P7"><text:span text:style-name="T4">Noms des variables <text:s/>dans </text:span>LoadQuestions.js</text:p>
          </table:table-cell>
        </table:table-row>
        <table:table-row>
          <table:table-cell table:style-name="Tableau1.A2" office:value-type="string">
            <text:p text:style-name="P2"/>
            <text:p text:style-name="P8">questionnaire</text:p>
            <text:p text:style-name="P2"/>
            <text:p text:style-name="P2"/>
            <text:p text:style-name="P2"/>
            <text:p text:style-name="P15">nom_questionnaire</text:p>
            <text:p text:style-name="P2"/>
            <text:p text:style-name="P15">liste_questions</text:p>
            <text:p text:style-name="P2"/>
            <text:p text:style-name="P2"/>
            <text:p text:style-name="P2"/>
            <text:p text:style-name="P8">question <text:span text:style-name="T17">ou</text:span></text:p>
            <text:p text:style-name="P10"><text:span text:style-name="T5">liste_</text:span>question<text:span text:style-name="T5">s[i]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13">reponse <text:span text:style-name="T17">ou</text:span></text:p>
            <text:p text:style-name="P10"><text:span text:style-name="T17">question["reponses"][k]</text:span></text:p>
            <text:p text:style-name="P10"/>
          </table:table-cell>
          <table:table-cell table:style-name="Tableau1.A2" office:value-type="string">
            <text:p text:style-name="P2"/>
            <text:p text:style-name="P4"><text:span text:style-name="T15">dictionnaire</text:span> {<text:span text:style-name="T11">2 éléments</text:span><text:span text:style-name="T2"> clé:valeur</text:span>}</text:p>
            <text:p text:style-name="P2"><draw:line text:anchor-type="paragraph" draw:z-index="0" draw:style-name="gr1" draw:text-style-name="P22" svg:x1="9.407cm" svg:y1="0.099cm" svg:x2="3.93cm" svg:y2="1.29cm"><text:p/></draw:line><draw:line text:anchor-type="paragraph" draw:z-index="1" draw:style-name="gr1" draw:text-style-name="P22" svg:x1="9.407cm" svg:y1="0.099cm" svg:x2="10.836cm" svg:y2="1.872cm"><text:p/></draw:line></text:p>
            <text:p text:style-name="P2"/>
            <text:p text:style-name="P20"><draw:line text:anchor-type="paragraph" draw:z-index="2" draw:style-name="gr2" draw:text-style-name="P22" svg:x1="11.947cm" svg:y1="1.903cm" svg:x2="11.947cm" svg:y2="3.411cm"><text:p/></draw:line><text:span text:style-name="T12">"nom"</text:span>:<text:span text:style-name="T2"><text:line-break/>une chaîne de caractères<text:line-break/><text:tab/></text:span><text:span text:style-name="T23">"</text:span><text:span text:style-name="T24">questions"</text:span><text:span text:style-name="T2">: <text:line-break/><text:tab/>une liste [</text:span><text:span text:style-name="T16">question</text:span><text:span text:style-name="T2">, </text:span><text:span text:style-name="T27">question</text:span><text:span text:style-name="T2">, ...]</text:span></text:p>
            <text:p text:style-name="P2"/>
            <text:p text:style-name="P2"/>
            <text:p text:style-name="P2"/>
            <text:p text:style-name="P6"><text:tab/><text:span text:style-name="T15">dictionnaire</text:span> {<text:span text:style-name="T12">4 éléments</text:span> clé:valeur}</text:p>
            <text:p text:style-name="P2"><draw:line text:anchor-type="paragraph" draw:z-index="3" draw:style-name="gr1" draw:text-style-name="P22" svg:x1="13.613cm" svg:y1="0.004cm" svg:x2="2.157cm" svg:y2="1.406cm"><text:p/></draw:line><draw:line text:anchor-type="paragraph" draw:z-index="5" draw:style-name="gr1" draw:text-style-name="P22" svg:x1="13.614cm" svg:y1="0.004cm" svg:x2="10.624cm" svg:y2="1.539cm"><text:p/></draw:line><draw:line text:anchor-type="paragraph" draw:z-index="6" draw:style-name="gr1" draw:text-style-name="P22" svg:x1="13.614cm" svg:y1="0.004cm" svg:x2="13.614cm" svg:y2="2.385cm"><text:p/></draw:line><draw:line text:anchor-type="paragraph" draw:z-index="4" draw:style-name="gr1" draw:text-style-name="P22" svg:x1="13.614cm" svg:y1="0.004cm" svg:x2="4.274cm" svg:y2="2.295cm"><text:p/></draw:line></text:p>
            <text:p text:style-name="P2"/>
            <text:p text:style-name="P2"/>
            <text:p text:style-name="P19"><draw:line text:anchor-type="paragraph" draw:z-index="7" draw:style-name="gr2" draw:text-style-name="P22" svg:x1="5.412cm" svg:y1="2.025cm" svg:x2="5.412cm" svg:y2="3.374cm"><text:p/></draw:line><text:span text:style-name="T11">"numero"</text:span><text:span text:style-name="T2">:<text:tab/><text:tab/></text:span><text:span text:style-name="T11">"textquestion"</text:span><text:span text:style-name="T2">:<text:line-break/>un entier<text:tab/><text:tab/>une chaîne de caractères<text:line-break/><text:tab/></text:span><text:span text:style-name="T11">"reponses"</text:span><text:span text:style-name="T2">:<text:tab/><text:tab/></text:span><text:span text:style-name="T12">"</text:span><text:span text:style-name="T11">type"</text:span><text:span text:style-name="T2">:<text:line-break/><text:tab/>une liste [</text:span><text:span text:style-name="T16">reponse</text:span><text:span text:style-name="T2">, </text:span><text:span text:style-name="T27">reponse</text:span><text:span text:style-name="T2">, ...]<text:tab/>"ouverte" ou "QCM" ou<text:line-break/><text:tab/><text:tab/><text:tab/>"chgt base" ou "conversion C2"</text:span></text:p>
            <text:p text:style-name="P5"/>
            <text:p text:style-name="P5"/>
            <text:p text:style-name="P18"><text:span text:style-name="T9"><text:tab/></text:span><text:span text:style-name="T15">dictionnaire</text:span><text:span text:style-name="T1"> {</text:span><text:span text:style-name="T12">2 éléments</text:span> clé:valeur<text:span text:style-name="T1">}</text:span></text:p>
            <text:p text:style-name="P2"><draw:line text:anchor-type="paragraph" draw:z-index="8" draw:style-name="gr1" draw:text-style-name="P22" svg:x1="7.519cm" svg:y1="0.049cm" svg:x2="4.72cm" svg:y2="1.049cm"><text:p/></draw:line><draw:line text:anchor-type="paragraph" draw:z-index="9" draw:style-name="gr1" draw:text-style-name="P22" svg:x1="7.519cm" svg:y1="0.049cm" svg:x2="10.318cm" svg:y2="1.049cm"><text:p/></draw:line></text:p>
            <text:p text:style-name="P2"/>
            <text:p text:style-name="P21"><text:span text:style-name="T21">"</text:span><text:span text:style-name="T22">textrep"</text:span><text:span text:style-name="T3"><text:tab/></text:span><text:span text:style-name="T23">"</text:span><text:span text:style-name="T25">score"</text:span><text:span text:style-name="T3">: <text:line-break/>une chaîne de caractères<text:tab/>un entier</text:span></text:p>
            <text:p text:style-name="P2"/>
          </table:table-cell>
          <table:table-cell table:style-name="Tableau1.C2" office:value-type="string">
            <text:p text:style-name="P3"/>
            <text:p text:style-name="P9">questionnaire</text:p>
            <text:p text:style-name="P3"/>
            <text:p text:style-name="P3"/>
            <text:p text:style-name="P3"/>
            <text:p text:style-name="P16">nom</text:p>
            <text:p text:style-name="P15"/>
            <text:p text:style-name="P15">listequestions</text:p>
            <text:p text:style-name="P3"/>
            <text:p text:style-name="P3"/>
            <text:p text:style-name="P9"/>
            <text:p text:style-name="P15">question <text:span text:style-name="T17">ou</text:span></text:p>
            <text:p text:style-name="P10"><text:span text:style-name="T5">liste</text:span>question<text:span text:style-name="T5">s[i]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14">reponse <text:span text:style-name="T18">ou</text:span></text:p>
            <text:p text:style-name="P16">question[<text:span text:style-name="T17">"reponses"</text:span>][k]</text:p>
          </table:table-cell>
        </table:table-row>
      </table:table>
      <text:p text:style-name="P11"/>
      <text:p text:style-name="P12">Remarque : <text:tab/><text:span text:style-name="T20">La couleur </text:span><text:span text:style-name="T28">rouge</text:span><text:span text:style-name="T20"> indique les </text:span><text:span text:style-name="T28">dictionnaires</text:span></text:p>
      <text:p text:style-name="P12">Lorsqu'on parcourt la liste des questions, le compteur est noté i<text:tab/><text:span text:style-name="T20">La couleur </text:span><text:span text:style-name="T26">bleue</text:span><text:span text:style-name="T20"> indique les </text:span><text:span text:style-name="T26">clés</text:span><text:span text:style-name="T20"> d'un dictionnaire</text:span></text:p>
      <text:p text:style-name="P11">Lorsqu'on parcourt la liste des réponses, le compteur est noté 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Extrémités_20_de_20_flèche_20_2" draw:display-name="Extrémités de flèche 2" svg:viewBox="0 0 1321 3493" svg:d="M1321 3493h-1321l661-3493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32S</meta:editing-duration>
    <meta:editing-cycles>18</meta:editing-cycles>
    <meta:generator>LibreOffice/5.0.5.2$Windows_X86_64 LibreOffice_project/55b006a02d247b5f7215fc6ea0fde844b30035b3</meta:generator>
    <dc:date>2019-05-27T17:36:38.685000000</dc:date>
    <meta:document-statistic meta:table-count="1" meta:image-count="0" meta:object-count="0" meta:page-count="1" meta:paragraph-count="28" meta:word-count="131" meta:character-count="1001" meta:non-whitespace-character-count="882"/>
    <meta:user-defined meta:name="Info 1"/>
    <meta:user-defined meta:name="Info 2"/>
    <meta:user-defined meta:name="Info 3"/>
    <meta:user-defined meta:name="Info 4"/>
  </office:meta>
</office:document-meta>
</file>